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IS_data" table:style-name="ta1">
        <table:shapes>
          <draw:frame draw:z-index="0" draw:style-name="gr1" draw:text-style-name="P1" svg:width="1152.23pt" svg:height="255.26pt" svg:x="215.94pt" svg:y="2883pt">
            <loext:p draw:notify-on-update-of-ranges="NIS_data.A1:NIS_data.A1 NIS_data.A2:NIS_data.A250 NIS_data.B1:NIS_data.B1 NIS_data.B2:NIS_data.B250 NIS_data.C1:NIS_data.C1 NIS_data.C2:NIS_data.C250 NIS_data.D1:NIS_data.D1 NIS_data.D2:NIS_data.D2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1 - RADAR</text:p>
          </table:table-cell>
          <table:table-cell office:value-type="string" calcext:value-type="string">
            <text:p>0 - LIDAR</text:p>
          </table:table-cell>
          <table:table-cell office:value-type="string" calcext:value-type="string">
            <text:p>R:X².050</text:p>
          </table:table-cell>
          <table:table-cell office:value-type="string" calcext:value-type="string">
            <text:p>L:X².050</text:p>
          </table:table-cell>
        </table:table-row>
        <table:table-row table:style-name="ro1">
          <table:table-cell office:value-type="float" office:value="7.7668" calcext:value-type="float">
            <text:p>7.7668</text:p>
          </table:table-cell>
          <table:table-cell office:value-type="float" office:value="0.221175" calcext:value-type="float">
            <text:p>0.22117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82475" calcext:value-type="float">
            <text:p>1.82475</text:p>
          </table:table-cell>
          <table:table-cell office:value-type="float" office:value="0.167708" calcext:value-type="float">
            <text:p>0.16770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7.76995" calcext:value-type="float">
            <text:p>7.76995</text:p>
          </table:table-cell>
          <table:table-cell office:value-type="float" office:value="0.254887" calcext:value-type="float">
            <text:p>0.25488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.42472" calcext:value-type="float">
            <text:p>6.42472</text:p>
          </table:table-cell>
          <table:table-cell office:value-type="float" office:value="0.00958252" calcext:value-type="float">
            <text:p>0.0095825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472213" calcext:value-type="float">
            <text:p>0.472213</text:p>
          </table:table-cell>
          <table:table-cell office:value-type="float" office:value="1.22174" calcext:value-type="float">
            <text:p>1.2217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25076" calcext:value-type="float">
            <text:p>1.25076</text:p>
          </table:table-cell>
          <table:table-cell office:value-type="float" office:value="2.04267" calcext:value-type="float">
            <text:p>2.0426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1886" calcext:value-type="float">
            <text:p>4.1886</text:p>
          </table:table-cell>
          <table:table-cell office:value-type="float" office:value="0.394672" calcext:value-type="float">
            <text:p>0.39467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24279" calcext:value-type="float">
            <text:p>2.24279</text:p>
          </table:table-cell>
          <table:table-cell office:value-type="float" office:value="13.3684" calcext:value-type="float">
            <text:p>13.368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37367" calcext:value-type="float">
            <text:p>2.37367</text:p>
          </table:table-cell>
          <table:table-cell office:value-type="float" office:value="2.23781" calcext:value-type="float">
            <text:p>2.2378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64848" calcext:value-type="float">
            <text:p>1.64848</text:p>
          </table:table-cell>
          <table:table-cell office:value-type="float" office:value="1.45991" calcext:value-type="float">
            <text:p>1.4599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03703" calcext:value-type="float">
            <text:p>4.03703</text:p>
          </table:table-cell>
          <table:table-cell office:value-type="float" office:value="4.22781" calcext:value-type="float">
            <text:p>4.2278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0507" calcext:value-type="float">
            <text:p>1.0507</text:p>
          </table:table-cell>
          <table:table-cell office:value-type="float" office:value="0.403745" calcext:value-type="float">
            <text:p>0.40374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10153" calcext:value-type="float">
            <text:p>4.10153</text:p>
          </table:table-cell>
          <table:table-cell office:value-type="float" office:value="3.93369" calcext:value-type="float">
            <text:p>3.9336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2669" calcext:value-type="float">
            <text:p>3.2669</text:p>
          </table:table-cell>
          <table:table-cell office:value-type="float" office:value="0.593193" calcext:value-type="float">
            <text:p>0.59319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02574" calcext:value-type="float">
            <text:p>3.02574</text:p>
          </table:table-cell>
          <table:table-cell office:value-type="float" office:value="0.819702" calcext:value-type="float">
            <text:p>0.81970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.54878" calcext:value-type="float">
            <text:p>6.54878</text:p>
          </table:table-cell>
          <table:table-cell office:value-type="float" office:value="1.26977" calcext:value-type="float">
            <text:p>1.2697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.30082" calcext:value-type="float">
            <text:p>6.30082</text:p>
          </table:table-cell>
          <table:table-cell office:value-type="float" office:value="0.991174" calcext:value-type="float">
            <text:p>0.99117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47839" calcext:value-type="float">
            <text:p>4.47839</text:p>
          </table:table-cell>
          <table:table-cell office:value-type="float" office:value="3.61135" calcext:value-type="float">
            <text:p>3.6113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.00101" calcext:value-type="float">
            <text:p>5.00101</text:p>
          </table:table-cell>
          <table:table-cell office:value-type="float" office:value="1.8277" calcext:value-type="float">
            <text:p>1.827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.08003" calcext:value-type="float">
            <text:p>5.08003</text:p>
          </table:table-cell>
          <table:table-cell office:value-type="float" office:value="1.49596" calcext:value-type="float">
            <text:p>1.4959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31688" calcext:value-type="float">
            <text:p>1.31688</text:p>
          </table:table-cell>
          <table:table-cell office:value-type="float" office:value="1.27661" calcext:value-type="float">
            <text:p>1.2766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35147" calcext:value-type="float">
            <text:p>1.35147</text:p>
          </table:table-cell>
          <table:table-cell office:value-type="float" office:value="0.737275" calcext:value-type="float">
            <text:p>0.73727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17061" calcext:value-type="float">
            <text:p>1.17061</text:p>
          </table:table-cell>
          <table:table-cell office:value-type="float" office:value="0.596045" calcext:value-type="float">
            <text:p>0.59604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777914" calcext:value-type="float">
            <text:p>0.777914</text:p>
          </table:table-cell>
          <table:table-cell office:value-type="float" office:value="4.44577" calcext:value-type="float">
            <text:p>4.4457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57194" calcext:value-type="float">
            <text:p>3.57194</text:p>
          </table:table-cell>
          <table:table-cell office:value-type="float" office:value="3.70871" calcext:value-type="float">
            <text:p>3.7087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2.5989" calcext:value-type="float">
            <text:p>12.5989</text:p>
          </table:table-cell>
          <table:table-cell office:value-type="float" office:value="0.869536" calcext:value-type="float">
            <text:p>0.86953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649938" calcext:value-type="float">
            <text:p>0.649938</text:p>
          </table:table-cell>
          <table:table-cell office:value-type="float" office:value="1.50962" calcext:value-type="float">
            <text:p>1.5096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967869" calcext:value-type="float">
            <text:p>0.967869</text:p>
          </table:table-cell>
          <table:table-cell office:value-type="float" office:value="2.21662" calcext:value-type="float">
            <text:p>2.2166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30526" calcext:value-type="float">
            <text:p>4.30526</text:p>
          </table:table-cell>
          <table:table-cell office:value-type="float" office:value="2.77952" calcext:value-type="float">
            <text:p>2.7795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13445" calcext:value-type="float">
            <text:p>3.13445</text:p>
          </table:table-cell>
          <table:table-cell office:value-type="float" office:value="2.14286" calcext:value-type="float">
            <text:p>2.1428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640685" calcext:value-type="float">
            <text:p>0.640685</text:p>
          </table:table-cell>
          <table:table-cell office:value-type="float" office:value="0.364012" calcext:value-type="float">
            <text:p>0.36401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18011" calcext:value-type="float">
            <text:p>2.18011</text:p>
          </table:table-cell>
          <table:table-cell office:value-type="float" office:value="1.66929" calcext:value-type="float">
            <text:p>1.6692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483143" calcext:value-type="float">
            <text:p>0.483143</text:p>
          </table:table-cell>
          <table:table-cell office:value-type="float" office:value="1.14981" calcext:value-type="float">
            <text:p>1.1498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.49298" calcext:value-type="float">
            <text:p>6.49298</text:p>
          </table:table-cell>
          <table:table-cell office:value-type="float" office:value="2.33416" calcext:value-type="float">
            <text:p>2.3341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13917" calcext:value-type="float">
            <text:p>2.13917</text:p>
          </table:table-cell>
          <table:table-cell office:value-type="float" office:value="0.84586" calcext:value-type="float">
            <text:p>0.8458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06998" calcext:value-type="float">
            <text:p>4.06998</text:p>
          </table:table-cell>
          <table:table-cell office:value-type="float" office:value="0.662827" calcext:value-type="float">
            <text:p>0.66282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84362" calcext:value-type="float">
            <text:p>2.84362</text:p>
          </table:table-cell>
          <table:table-cell office:value-type="float" office:value="0.223137" calcext:value-type="float">
            <text:p>0.22313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11976" calcext:value-type="float">
            <text:p>1.11976</text:p>
          </table:table-cell>
          <table:table-cell office:value-type="float" office:value="1.51332" calcext:value-type="float">
            <text:p>1.5133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01289" calcext:value-type="float">
            <text:p>1.01289</text:p>
          </table:table-cell>
          <table:table-cell office:value-type="float" office:value="2.2459" calcext:value-type="float">
            <text:p>2.245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0865404" calcext:value-type="float">
            <text:p>0.0865404</text:p>
          </table:table-cell>
          <table:table-cell office:value-type="float" office:value="3.09969" calcext:value-type="float">
            <text:p>3.0996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.07306" calcext:value-type="float">
            <text:p>6.07306</text:p>
          </table:table-cell>
          <table:table-cell office:value-type="float" office:value="1.39846" calcext:value-type="float">
            <text:p>1.3984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40478" calcext:value-type="float">
            <text:p>0.40478</text:p>
          </table:table-cell>
          <table:table-cell office:value-type="float" office:value="2.63205" calcext:value-type="float">
            <text:p>2.6320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71235" calcext:value-type="float">
            <text:p>2.71235</text:p>
          </table:table-cell>
          <table:table-cell office:value-type="float" office:value="6.30862" calcext:value-type="float">
            <text:p>6.3086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29954" calcext:value-type="float">
            <text:p>1.29954</text:p>
          </table:table-cell>
          <table:table-cell office:value-type="float" office:value="3.97257" calcext:value-type="float">
            <text:p>3.9725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61856" calcext:value-type="float">
            <text:p>1.61856</text:p>
          </table:table-cell>
          <table:table-cell office:value-type="float" office:value="1.96926" calcext:value-type="float">
            <text:p>1.9692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08236" calcext:value-type="float">
            <text:p>4.08236</text:p>
          </table:table-cell>
          <table:table-cell office:value-type="float" office:value="0.182014" calcext:value-type="float">
            <text:p>0.18201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.63711" calcext:value-type="float">
            <text:p>6.63711</text:p>
          </table:table-cell>
          <table:table-cell office:value-type="float" office:value="0.266418" calcext:value-type="float">
            <text:p>0.26641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25589" calcext:value-type="float">
            <text:p>4.25589</text:p>
          </table:table-cell>
          <table:table-cell office:value-type="float" office:value="0.859217" calcext:value-type="float">
            <text:p>0.85921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82687" calcext:value-type="float">
            <text:p>4.82687</text:p>
          </table:table-cell>
          <table:table-cell office:value-type="float" office:value="0.172413" calcext:value-type="float">
            <text:p>0.17241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3.8668" calcext:value-type="float">
            <text:p>13.8668</text:p>
          </table:table-cell>
          <table:table-cell office:value-type="float" office:value="3.19122" calcext:value-type="float">
            <text:p>3.1912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11722" calcext:value-type="float">
            <text:p>3.11722</text:p>
          </table:table-cell>
          <table:table-cell office:value-type="float" office:value="0.813864" calcext:value-type="float">
            <text:p>0.81386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.24168" calcext:value-type="float">
            <text:p>5.24168</text:p>
          </table:table-cell>
          <table:table-cell office:value-type="float" office:value="1.0228" calcext:value-type="float">
            <text:p>1.022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54531" calcext:value-type="float">
            <text:p>2.54531</text:p>
          </table:table-cell>
          <table:table-cell office:value-type="float" office:value="1.98944" calcext:value-type="float">
            <text:p>1.9894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62894" calcext:value-type="float">
            <text:p>1.62894</text:p>
          </table:table-cell>
          <table:table-cell office:value-type="float" office:value="0.581224" calcext:value-type="float">
            <text:p>0.58122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68365" calcext:value-type="float">
            <text:p>1.68365</text:p>
          </table:table-cell>
          <table:table-cell office:value-type="float" office:value="0.105252" calcext:value-type="float">
            <text:p>0.10525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89607" calcext:value-type="float">
            <text:p>1.89607</text:p>
          </table:table-cell>
          <table:table-cell office:value-type="float" office:value="1.75708" calcext:value-type="float">
            <text:p>1.7570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38852" calcext:value-type="float">
            <text:p>3.38852</text:p>
          </table:table-cell>
          <table:table-cell office:value-type="float" office:value="1.61097" calcext:value-type="float">
            <text:p>1.6109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0.1791" calcext:value-type="float">
            <text:p>10.1791</text:p>
          </table:table-cell>
          <table:table-cell office:value-type="float" office:value="3.2958" calcext:value-type="float">
            <text:p>3.295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68119" calcext:value-type="float">
            <text:p>1.68119</text:p>
          </table:table-cell>
          <table:table-cell office:value-type="float" office:value="0.121925" calcext:value-type="float">
            <text:p>0.12192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59502" calcext:value-type="float">
            <text:p>1.59502</text:p>
          </table:table-cell>
          <table:table-cell office:value-type="float" office:value="1.69251" calcext:value-type="float">
            <text:p>1.6925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510157" calcext:value-type="float">
            <text:p>0.510157</text:p>
          </table:table-cell>
          <table:table-cell office:value-type="float" office:value="0.0140201" calcext:value-type="float">
            <text:p>0.014020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7.44458" calcext:value-type="float">
            <text:p>7.44458</text:p>
          </table:table-cell>
          <table:table-cell office:value-type="float" office:value="1.06141" calcext:value-type="float">
            <text:p>1.0614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.10762" calcext:value-type="float">
            <text:p>5.10762</text:p>
          </table:table-cell>
          <table:table-cell office:value-type="float" office:value="4.28287" calcext:value-type="float">
            <text:p>4.2828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60448" calcext:value-type="float">
            <text:p>2.60448</text:p>
          </table:table-cell>
          <table:table-cell office:value-type="float" office:value="0.769038" calcext:value-type="float">
            <text:p>0.76903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87178" calcext:value-type="float">
            <text:p>1.87178</text:p>
          </table:table-cell>
          <table:table-cell office:value-type="float" office:value="1.45277" calcext:value-type="float">
            <text:p>1.4527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.83871" calcext:value-type="float">
            <text:p>6.83871</text:p>
          </table:table-cell>
          <table:table-cell office:value-type="float" office:value="0.252156" calcext:value-type="float">
            <text:p>0.25215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73778" calcext:value-type="float">
            <text:p>1.73778</text:p>
          </table:table-cell>
          <table:table-cell office:value-type="float" office:value="0.621668" calcext:value-type="float">
            <text:p>0.62166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22766" calcext:value-type="float">
            <text:p>3.22766</text:p>
          </table:table-cell>
          <table:table-cell office:value-type="float" office:value="2.74663" calcext:value-type="float">
            <text:p>2.7466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679101" calcext:value-type="float">
            <text:p>0.67910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9.91582" calcext:value-type="float">
            <text:p>9.91582</text:p>
          </table:table-cell>
          <table:table-cell office:value-type="float" office:value="0.731014" calcext:value-type="float">
            <text:p>0.73101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84889" calcext:value-type="float">
            <text:p>3.84889</text:p>
          </table:table-cell>
          <table:table-cell office:value-type="float" office:value="1.49645" calcext:value-type="float">
            <text:p>1.4964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.29632" calcext:value-type="float">
            <text:p>6.29632</text:p>
          </table:table-cell>
          <table:table-cell office:value-type="float" office:value="2.12008" calcext:value-type="float">
            <text:p>2.1200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80463" calcext:value-type="float">
            <text:p>1.80463</text:p>
          </table:table-cell>
          <table:table-cell office:value-type="float" office:value="0.905654" calcext:value-type="float">
            <text:p>0.90565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04676" calcext:value-type="float">
            <text:p>1.04676</text:p>
          </table:table-cell>
          <table:table-cell office:value-type="float" office:value="0.728696" calcext:value-type="float">
            <text:p>0.72869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263307" calcext:value-type="float">
            <text:p>0.263307</text:p>
          </table:table-cell>
          <table:table-cell office:value-type="float" office:value="2.11699" calcext:value-type="float">
            <text:p>2.1169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4841" calcext:value-type="float">
            <text:p>2.4841</text:p>
          </table:table-cell>
          <table:table-cell office:value-type="float" office:value="0.267271" calcext:value-type="float">
            <text:p>0.26727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71141" calcext:value-type="float">
            <text:p>1.71141</text:p>
          </table:table-cell>
          <table:table-cell office:value-type="float" office:value="1.53524" calcext:value-type="float">
            <text:p>1.5352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80716" calcext:value-type="float">
            <text:p>2.80716</text:p>
          </table:table-cell>
          <table:table-cell office:value-type="float" office:value="0.288878" calcext:value-type="float">
            <text:p>0.28887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07156" calcext:value-type="float">
            <text:p>1.07156</text:p>
          </table:table-cell>
          <table:table-cell office:value-type="float" office:value="1.90709" calcext:value-type="float">
            <text:p>1.9070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26381" calcext:value-type="float">
            <text:p>1.26381</text:p>
          </table:table-cell>
          <table:table-cell office:value-type="float" office:value="0.484253" calcext:value-type="float">
            <text:p>0.48425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48325" calcext:value-type="float">
            <text:p>4.48325</text:p>
          </table:table-cell>
          <table:table-cell office:value-type="float" office:value="0.566278" calcext:value-type="float">
            <text:p>0.56627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98121" calcext:value-type="float">
            <text:p>4.98121</text:p>
          </table:table-cell>
          <table:table-cell office:value-type="float" office:value="3.41319" calcext:value-type="float">
            <text:p>3.4131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974648" calcext:value-type="float">
            <text:p>0.974648</text:p>
          </table:table-cell>
          <table:table-cell office:value-type="float" office:value="1.48394" calcext:value-type="float">
            <text:p>1.4839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67923" calcext:value-type="float">
            <text:p>2.67923</text:p>
          </table:table-cell>
          <table:table-cell office:value-type="float" office:value="1.18133" calcext:value-type="float">
            <text:p>1.1813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59488" calcext:value-type="float">
            <text:p>1.59488</text:p>
          </table:table-cell>
          <table:table-cell office:value-type="float" office:value="2.03256" calcext:value-type="float">
            <text:p>2.0325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37543" calcext:value-type="float">
            <text:p>4.37543</text:p>
          </table:table-cell>
          <table:table-cell office:value-type="float" office:value="2.721" calcext:value-type="float">
            <text:p>2.72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0391228" calcext:value-type="float">
            <text:p>0.0391228</text:p>
          </table:table-cell>
          <table:table-cell office:value-type="float" office:value="0.198478" calcext:value-type="float">
            <text:p>0.19847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36075" calcext:value-type="float">
            <text:p>3.36075</text:p>
          </table:table-cell>
          <table:table-cell office:value-type="float" office:value="4.41406" calcext:value-type="float">
            <text:p>4.4140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280787" calcext:value-type="float">
            <text:p>0.280787</text:p>
          </table:table-cell>
          <table:table-cell office:value-type="float" office:value="1.61016" calcext:value-type="float">
            <text:p>1.6101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538182" calcext:value-type="float">
            <text:p>0.538182</text:p>
          </table:table-cell>
          <table:table-cell office:value-type="float" office:value="1.15875" calcext:value-type="float">
            <text:p>1.1587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76929" calcext:value-type="float">
            <text:p>2.76929</text:p>
          </table:table-cell>
          <table:table-cell office:value-type="float" office:value="2.2344" calcext:value-type="float">
            <text:p>2.234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98434" calcext:value-type="float">
            <text:p>1.98434</text:p>
          </table:table-cell>
          <table:table-cell office:value-type="float" office:value="0.622745" calcext:value-type="float">
            <text:p>0.62274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48149" calcext:value-type="float">
            <text:p>1.48149</text:p>
          </table:table-cell>
          <table:table-cell office:value-type="float" office:value="2.23791" calcext:value-type="float">
            <text:p>2.2379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54375" calcext:value-type="float">
            <text:p>4.54375</text:p>
          </table:table-cell>
          <table:table-cell office:value-type="float" office:value="0.257862" calcext:value-type="float">
            <text:p>0.25786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55003" calcext:value-type="float">
            <text:p>1.55003</text:p>
          </table:table-cell>
          <table:table-cell office:value-type="float" office:value="1.07457" calcext:value-type="float">
            <text:p>1.0745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53025" calcext:value-type="float">
            <text:p>1.53025</text:p>
          </table:table-cell>
          <table:table-cell office:value-type="float" office:value="1.9519" calcext:value-type="float">
            <text:p>1.951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7.02079" calcext:value-type="float">
            <text:p>7.02079</text:p>
          </table:table-cell>
          <table:table-cell office:value-type="float" office:value="3.01044" calcext:value-type="float">
            <text:p>3.0104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3785" calcext:value-type="float">
            <text:p>3.3785</text:p>
          </table:table-cell>
          <table:table-cell office:value-type="float" office:value="1.60598" calcext:value-type="float">
            <text:p>1.6059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48797" calcext:value-type="float">
            <text:p>2.48797</text:p>
          </table:table-cell>
          <table:table-cell office:value-type="float" office:value="6.36712" calcext:value-type="float">
            <text:p>6.3671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25408" calcext:value-type="float">
            <text:p>3.25408</text:p>
          </table:table-cell>
          <table:table-cell office:value-type="float" office:value="0.207195" calcext:value-type="float">
            <text:p>0.20719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85225" calcext:value-type="float">
            <text:p>1.85225</text:p>
          </table:table-cell>
          <table:table-cell office:value-type="float" office:value="0.627263" calcext:value-type="float">
            <text:p>0.62726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.25843" calcext:value-type="float">
            <text:p>5.25843</text:p>
          </table:table-cell>
          <table:table-cell office:value-type="float" office:value="2.33914" calcext:value-type="float">
            <text:p>2.3391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38238" calcext:value-type="float">
            <text:p>1.38238</text:p>
          </table:table-cell>
          <table:table-cell office:value-type="float" office:value="2.6484" calcext:value-type="float">
            <text:p>2.648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59177" calcext:value-type="float">
            <text:p>1.59177</text:p>
          </table:table-cell>
          <table:table-cell office:value-type="float" office:value="1.46008" calcext:value-type="float">
            <text:p>1.4600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2152" calcext:value-type="float">
            <text:p>1.2152</text:p>
          </table:table-cell>
          <table:table-cell office:value-type="float" office:value="4.25846" calcext:value-type="float">
            <text:p>4.2584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69701" calcext:value-type="float">
            <text:p>2.69701</text:p>
          </table:table-cell>
          <table:table-cell office:value-type="float" office:value="0.0148271" calcext:value-type="float">
            <text:p>0.014827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35004" calcext:value-type="float">
            <text:p>1.35004</text:p>
          </table:table-cell>
          <table:table-cell office:value-type="float" office:value="2.12287" calcext:value-type="float">
            <text:p>2.1228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67416" calcext:value-type="float">
            <text:p>3.67416</text:p>
          </table:table-cell>
          <table:table-cell office:value-type="float" office:value="2.38239" calcext:value-type="float">
            <text:p>2.3823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58396" calcext:value-type="float">
            <text:p>1.58396</text:p>
          </table:table-cell>
          <table:table-cell office:value-type="float" office:value="2.4717" calcext:value-type="float">
            <text:p>2.471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762367" calcext:value-type="float">
            <text:p>0.762367</text:p>
          </table:table-cell>
          <table:table-cell office:value-type="float" office:value="2.21076" calcext:value-type="float">
            <text:p>2.2107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63609" calcext:value-type="float">
            <text:p>3.63609</text:p>
          </table:table-cell>
          <table:table-cell office:value-type="float" office:value="0.719961" calcext:value-type="float">
            <text:p>0.71996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13778" calcext:value-type="float">
            <text:p>4.13778</text:p>
          </table:table-cell>
          <table:table-cell office:value-type="float" office:value="0.437821" calcext:value-type="float">
            <text:p>0.43782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48906" calcext:value-type="float">
            <text:p>3.48906</text:p>
          </table:table-cell>
          <table:table-cell office:value-type="float" office:value="6.20171" calcext:value-type="float">
            <text:p>6.2017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09869" calcext:value-type="float">
            <text:p>4.09869</text:p>
          </table:table-cell>
          <table:table-cell office:value-type="float" office:value="4.71978" calcext:value-type="float">
            <text:p>4.7197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596369" calcext:value-type="float">
            <text:p>0.596369</text:p>
          </table:table-cell>
          <table:table-cell office:value-type="float" office:value="2.43005" calcext:value-type="float">
            <text:p>2.4300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43221" calcext:value-type="float">
            <text:p>1.43221</text:p>
          </table:table-cell>
          <table:table-cell office:value-type="float" office:value="2.28679" calcext:value-type="float">
            <text:p>2.2867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746697" calcext:value-type="float">
            <text:p>0.746697</text:p>
          </table:table-cell>
          <table:table-cell office:value-type="float" office:value="0.771862" calcext:value-type="float">
            <text:p>0.77186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15194" calcext:value-type="float">
            <text:p>3.15194</text:p>
          </table:table-cell>
          <table:table-cell office:value-type="float" office:value="4.8804" calcext:value-type="float">
            <text:p>4.880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05096" calcext:value-type="float">
            <text:p>2.05096</text:p>
          </table:table-cell>
          <table:table-cell office:value-type="float" office:value="0.966103" calcext:value-type="float">
            <text:p>0.96610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45229" calcext:value-type="float">
            <text:p>4.45229</text:p>
          </table:table-cell>
          <table:table-cell office:value-type="float" office:value="0.118064" calcext:value-type="float">
            <text:p>0.11806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.32253" calcext:value-type="float">
            <text:p>5.32253</text:p>
          </table:table-cell>
          <table:table-cell office:value-type="float" office:value="1.82715" calcext:value-type="float">
            <text:p>1.8271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9.0854" calcext:value-type="float">
            <text:p>9.0854</text:p>
          </table:table-cell>
          <table:table-cell office:value-type="float" office:value="1.32219" calcext:value-type="float">
            <text:p>1.3221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05024" calcext:value-type="float">
            <text:p>1.05024</text:p>
          </table:table-cell>
          <table:table-cell office:value-type="float" office:value="1.75106" calcext:value-type="float">
            <text:p>1.7510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.23106" calcext:value-type="float">
            <text:p>5.23106</text:p>
          </table:table-cell>
          <table:table-cell office:value-type="float" office:value="0.0883605" calcext:value-type="float">
            <text:p>0.088360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3514" calcext:value-type="float">
            <text:p>4.3514</text:p>
          </table:table-cell>
          <table:table-cell office:value-type="float" office:value="1.64453" calcext:value-type="float">
            <text:p>1.6445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13159" calcext:value-type="float">
            <text:p>4.13159</text:p>
          </table:table-cell>
          <table:table-cell office:value-type="float" office:value="0.994129" calcext:value-type="float">
            <text:p>0.99412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0468007" calcext:value-type="float">
            <text:p>0.0468007</text:p>
          </table:table-cell>
          <table:table-cell office:value-type="float" office:value="3.13406" calcext:value-type="float">
            <text:p>3.1340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18506" calcext:value-type="float">
            <text:p>4.18506</text:p>
          </table:table-cell>
          <table:table-cell office:value-type="float" office:value="4.35593" calcext:value-type="float">
            <text:p>4.3559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00755" calcext:value-type="float">
            <text:p>1.00755</text:p>
          </table:table-cell>
          <table:table-cell office:value-type="float" office:value="0.202267" calcext:value-type="float">
            <text:p>0.20226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.40968" calcext:value-type="float">
            <text:p>5.40968</text:p>
          </table:table-cell>
          <table:table-cell office:value-type="float" office:value="0.0841467" calcext:value-type="float">
            <text:p>0.084146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44503" calcext:value-type="float">
            <text:p>2.44503</text:p>
          </table:table-cell>
          <table:table-cell office:value-type="float" office:value="1.34191" calcext:value-type="float">
            <text:p>1.3419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249393" calcext:value-type="float">
            <text:p>0.249393</text:p>
          </table:table-cell>
          <table:table-cell office:value-type="float" office:value="1.18506" calcext:value-type="float">
            <text:p>1.1850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.75074" calcext:value-type="float">
            <text:p>5.75074</text:p>
          </table:table-cell>
          <table:table-cell office:value-type="float" office:value="2.38377" calcext:value-type="float">
            <text:p>2.3837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53657" calcext:value-type="float">
            <text:p>2.53657</text:p>
          </table:table-cell>
          <table:table-cell office:value-type="float" office:value="3.35671" calcext:value-type="float">
            <text:p>3.3567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925765" calcext:value-type="float">
            <text:p>0.925765</text:p>
          </table:table-cell>
          <table:table-cell office:value-type="float" office:value="2.96699" calcext:value-type="float">
            <text:p>2.9669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.55887" calcext:value-type="float">
            <text:p>5.55887</text:p>
          </table:table-cell>
          <table:table-cell office:value-type="float" office:value="0.910236" calcext:value-type="float">
            <text:p>0.91023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.94364" calcext:value-type="float">
            <text:p>5.94364</text:p>
          </table:table-cell>
          <table:table-cell office:value-type="float" office:value="1.11935" calcext:value-type="float">
            <text:p>1.1193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62947" calcext:value-type="float">
            <text:p>4.62947</text:p>
          </table:table-cell>
          <table:table-cell office:value-type="float" office:value="4.1002" calcext:value-type="float">
            <text:p>4.100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.17426" calcext:value-type="float">
            <text:p>6.17426</text:p>
          </table:table-cell>
          <table:table-cell office:value-type="float" office:value="0.619964" calcext:value-type="float">
            <text:p>0.61996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14505" calcext:value-type="float">
            <text:p>2.14505</text:p>
          </table:table-cell>
          <table:table-cell office:value-type="float" office:value="1.92098" calcext:value-type="float">
            <text:p>1.9209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.7476" calcext:value-type="float">
            <text:p>5.7476</text:p>
          </table:table-cell>
          <table:table-cell office:value-type="float" office:value="0.0906754" calcext:value-type="float">
            <text:p>0.090675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04535" calcext:value-type="float">
            <text:p>4.04535</text:p>
          </table:table-cell>
          <table:table-cell office:value-type="float" office:value="1.32687" calcext:value-type="float">
            <text:p>1.3268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22762" calcext:value-type="float">
            <text:p>2.22762</text:p>
          </table:table-cell>
          <table:table-cell office:value-type="float" office:value="1.21931" calcext:value-type="float">
            <text:p>1.2193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141489" calcext:value-type="float">
            <text:p>0.141489</text:p>
          </table:table-cell>
          <table:table-cell office:value-type="float" office:value="1.64826" calcext:value-type="float">
            <text:p>1.6482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46254" calcext:value-type="float">
            <text:p>4.46254</text:p>
          </table:table-cell>
          <table:table-cell office:value-type="float" office:value="6.50668" calcext:value-type="float">
            <text:p>6.5066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749152" calcext:value-type="float">
            <text:p>0.749152</text:p>
          </table:table-cell>
          <table:table-cell office:value-type="float" office:value="0.620197" calcext:value-type="float">
            <text:p>0.62019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391723" calcext:value-type="float">
            <text:p>0.391723</text:p>
          </table:table-cell>
          <table:table-cell office:value-type="float" office:value="1.274" calcext:value-type="float">
            <text:p>1.27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42554" calcext:value-type="float">
            <text:p>2.42554</text:p>
          </table:table-cell>
          <table:table-cell office:value-type="float" office:value="0.127194" calcext:value-type="float">
            <text:p>0.12719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92092" calcext:value-type="float">
            <text:p>4.92092</text:p>
          </table:table-cell>
          <table:table-cell office:value-type="float" office:value="2.15236" calcext:value-type="float">
            <text:p>2.1523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593411" calcext:value-type="float">
            <text:p>0.593411</text:p>
          </table:table-cell>
          <table:table-cell office:value-type="float" office:value="0.574115" calcext:value-type="float">
            <text:p>0.57411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7.86981" calcext:value-type="float">
            <text:p>7.86981</text:p>
          </table:table-cell>
          <table:table-cell office:value-type="float" office:value="7.98199" calcext:value-type="float">
            <text:p>7.9819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08916" calcext:value-type="float">
            <text:p>1.08916</text:p>
          </table:table-cell>
          <table:table-cell office:value-type="float" office:value="0.249837" calcext:value-type="float">
            <text:p>0.24983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.98052" calcext:value-type="float">
            <text:p>6.98052</text:p>
          </table:table-cell>
          <table:table-cell office:value-type="float" office:value="1.27849" calcext:value-type="float">
            <text:p>1.2784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42509" calcext:value-type="float">
            <text:p>1.42509</text:p>
          </table:table-cell>
          <table:table-cell office:value-type="float" office:value="3.40239" calcext:value-type="float">
            <text:p>3.4023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66119" calcext:value-type="float">
            <text:p>2.66119</text:p>
          </table:table-cell>
          <table:table-cell office:value-type="float" office:value="3.91336" calcext:value-type="float">
            <text:p>3.9133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68247" calcext:value-type="float">
            <text:p>1.68247</text:p>
          </table:table-cell>
          <table:table-cell office:value-type="float" office:value="3.76387" calcext:value-type="float">
            <text:p>3.7638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6747" calcext:value-type="float">
            <text:p>2.6747</text:p>
          </table:table-cell>
          <table:table-cell office:value-type="float" office:value="5.25555" calcext:value-type="float">
            <text:p>5.2555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50009" calcext:value-type="float">
            <text:p>3.50009</text:p>
          </table:table-cell>
          <table:table-cell office:value-type="float" office:value="2.94598" calcext:value-type="float">
            <text:p>2.9459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24474" calcext:value-type="float">
            <text:p>2.24474</text:p>
          </table:table-cell>
          <table:table-cell office:value-type="float" office:value="4.44048" calcext:value-type="float">
            <text:p>4.4404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57184" calcext:value-type="float">
            <text:p>3.57184</text:p>
          </table:table-cell>
          <table:table-cell office:value-type="float" office:value="4.46015" calcext:value-type="float">
            <text:p>4.4601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49934" calcext:value-type="float">
            <text:p>2.49934</text:p>
          </table:table-cell>
          <table:table-cell office:value-type="float" office:value="4.88517" calcext:value-type="float">
            <text:p>4.8851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.4482" calcext:value-type="float">
            <text:p>6.4482</text:p>
          </table:table-cell>
          <table:table-cell office:value-type="float" office:value="0.210722" calcext:value-type="float">
            <text:p>0.21072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08204" calcext:value-type="float">
            <text:p>2.08204</text:p>
          </table:table-cell>
          <table:table-cell office:value-type="float" office:value="0.0166646" calcext:value-type="float">
            <text:p>0.016664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360828" calcext:value-type="float">
            <text:p>0.360828</text:p>
          </table:table-cell>
          <table:table-cell office:value-type="float" office:value="4.10369" calcext:value-type="float">
            <text:p>4.1036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75911" calcext:value-type="float">
            <text:p>3.75911</text:p>
          </table:table-cell>
          <table:table-cell office:value-type="float" office:value="3.89871" calcext:value-type="float">
            <text:p>3.8987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1713" calcext:value-type="float">
            <text:p>2.1713</text:p>
          </table:table-cell>
          <table:table-cell office:value-type="float" office:value="1.45067" calcext:value-type="float">
            <text:p>1.4506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74744" calcext:value-type="float">
            <text:p>2.74744</text:p>
          </table:table-cell>
          <table:table-cell office:value-type="float" office:value="1.50682" calcext:value-type="float">
            <text:p>1.5068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.92569" calcext:value-type="float">
            <text:p>5.92569</text:p>
          </table:table-cell>
          <table:table-cell office:value-type="float" office:value="2.06978" calcext:value-type="float">
            <text:p>2.0697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.89046" calcext:value-type="float">
            <text:p>6.89046</text:p>
          </table:table-cell>
          <table:table-cell office:value-type="float" office:value="0.445901" calcext:value-type="float">
            <text:p>0.44590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74526" calcext:value-type="float">
            <text:p>1.74526</text:p>
          </table:table-cell>
          <table:table-cell office:value-type="float" office:value="0.716372" calcext:value-type="float">
            <text:p>0.71637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04066" calcext:value-type="float">
            <text:p>1.04066</text:p>
          </table:table-cell>
          <table:table-cell office:value-type="float" office:value="1.69209" calcext:value-type="float">
            <text:p>1.6920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68722" calcext:value-type="float">
            <text:p>1.68722</text:p>
          </table:table-cell>
          <table:table-cell office:value-type="float" office:value="0.123221" calcext:value-type="float">
            <text:p>0.12322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18117" calcext:value-type="float">
            <text:p>4.18117</text:p>
          </table:table-cell>
          <table:table-cell office:value-type="float" office:value="3.71096" calcext:value-type="float">
            <text:p>3.7109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49086" calcext:value-type="float">
            <text:p>1.49086</text:p>
          </table:table-cell>
          <table:table-cell office:value-type="float" office:value="2.12684" calcext:value-type="float">
            <text:p>2.1268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.43677" calcext:value-type="float">
            <text:p>5.43677</text:p>
          </table:table-cell>
          <table:table-cell office:value-type="float" office:value="13.6758" calcext:value-type="float">
            <text:p>13.675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42142" calcext:value-type="float">
            <text:p>1.42142</text:p>
          </table:table-cell>
          <table:table-cell office:value-type="float" office:value="0.9144" calcext:value-type="float">
            <text:p>0.914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2323" calcext:value-type="float">
            <text:p>2.2323</text:p>
          </table:table-cell>
          <table:table-cell office:value-type="float" office:value="1.89261" calcext:value-type="float">
            <text:p>1.8926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73828" calcext:value-type="float">
            <text:p>1.73828</text:p>
          </table:table-cell>
          <table:table-cell office:value-type="float" office:value="2.7974" calcext:value-type="float">
            <text:p>2.797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7.35041" calcext:value-type="float">
            <text:p>7.35041</text:p>
          </table:table-cell>
          <table:table-cell office:value-type="float" office:value="0.788011" calcext:value-type="float">
            <text:p>0.78801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81132" calcext:value-type="float">
            <text:p>1.81132</text:p>
          </table:table-cell>
          <table:table-cell office:value-type="float" office:value="0.823794" calcext:value-type="float">
            <text:p>0.82379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4.60141" calcext:value-type="float">
            <text:p>4.6014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44452" calcext:value-type="float">
            <text:p>4.44452</text:p>
          </table:table-cell>
          <table:table-cell office:value-type="float" office:value="1.63458" calcext:value-type="float">
            <text:p>1.6345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20905" calcext:value-type="float">
            <text:p>1.20905</text:p>
          </table:table-cell>
          <table:table-cell office:value-type="float" office:value="1.00255" calcext:value-type="float">
            <text:p>1.0025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76219" calcext:value-type="float">
            <text:p>0.76219</text:p>
          </table:table-cell>
          <table:table-cell office:value-type="float" office:value="2.4765" calcext:value-type="float">
            <text:p>2.476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17922" calcext:value-type="float">
            <text:p>2.17922</text:p>
          </table:table-cell>
          <table:table-cell office:value-type="float" office:value="3.49915" calcext:value-type="float">
            <text:p>3.4991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70401" calcext:value-type="float">
            <text:p>3.70401</text:p>
          </table:table-cell>
          <table:table-cell office:value-type="float" office:value="6.53021" calcext:value-type="float">
            <text:p>6.5302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639477" calcext:value-type="float">
            <text:p>0.639477</text:p>
          </table:table-cell>
          <table:table-cell office:value-type="float" office:value="1.84018" calcext:value-type="float">
            <text:p>1.8401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06967" calcext:value-type="float">
            <text:p>2.06967</text:p>
          </table:table-cell>
          <table:table-cell office:value-type="float" office:value="0.431863" calcext:value-type="float">
            <text:p>0.43186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879309" calcext:value-type="float">
            <text:p>0.879309</text:p>
          </table:table-cell>
          <table:table-cell office:value-type="float" office:value="0.37097" calcext:value-type="float">
            <text:p>0.3709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.61701" calcext:value-type="float">
            <text:p>6.61701</text:p>
          </table:table-cell>
          <table:table-cell office:value-type="float" office:value="0.844924" calcext:value-type="float">
            <text:p>0.84492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382694" calcext:value-type="float">
            <text:p>0.382694</text:p>
          </table:table-cell>
          <table:table-cell office:value-type="float" office:value="0.389498" calcext:value-type="float">
            <text:p>0.38949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0.4929" calcext:value-type="float">
            <text:p>10.4929</text:p>
          </table:table-cell>
          <table:table-cell office:value-type="float" office:value="2.15356" calcext:value-type="float">
            <text:p>2.1535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79488" calcext:value-type="float">
            <text:p>3.79488</text:p>
          </table:table-cell>
          <table:table-cell office:value-type="float" office:value="5.10668" calcext:value-type="float">
            <text:p>5.1066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23462" calcext:value-type="float">
            <text:p>1.23462</text:p>
          </table:table-cell>
          <table:table-cell office:value-type="float" office:value="1.83317" calcext:value-type="float">
            <text:p>1.8331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19081" calcext:value-type="float">
            <text:p>1.19081</text:p>
          </table:table-cell>
          <table:table-cell office:value-type="float" office:value="5.19877" calcext:value-type="float">
            <text:p>5.1987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63558" calcext:value-type="float">
            <text:p>0.63558</text:p>
          </table:table-cell>
          <table:table-cell office:value-type="float" office:value="1.25982" calcext:value-type="float">
            <text:p>1.2598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90916" calcext:value-type="float">
            <text:p>1.90916</text:p>
          </table:table-cell>
          <table:table-cell office:value-type="float" office:value="1.329" calcext:value-type="float">
            <text:p>1.32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0188" calcext:value-type="float">
            <text:p>2.0188</text:p>
          </table:table-cell>
          <table:table-cell office:value-type="float" office:value="0.197827" calcext:value-type="float">
            <text:p>0.19782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92815" calcext:value-type="float">
            <text:p>4.92815</text:p>
          </table:table-cell>
          <table:table-cell office:value-type="float" office:value="0.299627" calcext:value-type="float">
            <text:p>0.29962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27953" calcext:value-type="float">
            <text:p>2.27953</text:p>
          </table:table-cell>
          <table:table-cell office:value-type="float" office:value="2.65663" calcext:value-type="float">
            <text:p>2.6566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75305" calcext:value-type="float">
            <text:p>1.75305</text:p>
          </table:table-cell>
          <table:table-cell office:value-type="float" office:value="1.81528" calcext:value-type="float">
            <text:p>1.8152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56071" calcext:value-type="float">
            <text:p>1.56071</text:p>
          </table:table-cell>
          <table:table-cell office:value-type="float" office:value="3.40653" calcext:value-type="float">
            <text:p>3.4065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7.88032" calcext:value-type="float">
            <text:p>7.88032</text:p>
          </table:table-cell>
          <table:table-cell office:value-type="float" office:value="0.122182" calcext:value-type="float">
            <text:p>0.12218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8.54553" calcext:value-type="float">
            <text:p>8.54553</text:p>
          </table:table-cell>
          <table:table-cell office:value-type="float" office:value="0.132915" calcext:value-type="float">
            <text:p>0.13291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155185" calcext:value-type="float">
            <text:p>0.155185</text:p>
          </table:table-cell>
          <table:table-cell office:value-type="float" office:value="0.589885" calcext:value-type="float">
            <text:p>0.58988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59877" calcext:value-type="float">
            <text:p>1.59877</text:p>
          </table:table-cell>
          <table:table-cell office:value-type="float" office:value="0.230855" calcext:value-type="float">
            <text:p>0.23085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20819" calcext:value-type="float">
            <text:p>2.20819</text:p>
          </table:table-cell>
          <table:table-cell office:value-type="float" office:value="2.118" calcext:value-type="float">
            <text:p>2.11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35998" calcext:value-type="float">
            <text:p>2.35998</text:p>
          </table:table-cell>
          <table:table-cell office:value-type="float" office:value="0.0316511" calcext:value-type="float">
            <text:p>0.031651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972706" calcext:value-type="float">
            <text:p>0.972706</text:p>
          </table:table-cell>
          <table:table-cell office:value-type="float" office:value="3.90141" calcext:value-type="float">
            <text:p>3.9014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547436" calcext:value-type="float">
            <text:p>0.547436</text:p>
          </table:table-cell>
          <table:table-cell office:value-type="float" office:value="1.84666" calcext:value-type="float">
            <text:p>1.8466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8.95304" calcext:value-type="float">
            <text:p>8.95304</text:p>
          </table:table-cell>
          <table:table-cell office:value-type="float" office:value="0.540992" calcext:value-type="float">
            <text:p>0.54099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22713" calcext:value-type="float">
            <text:p>2.22713</text:p>
          </table:table-cell>
          <table:table-cell office:value-type="float" office:value="0.923099" calcext:value-type="float">
            <text:p>0.92309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814218" calcext:value-type="float">
            <text:p>0.814218</text:p>
          </table:table-cell>
          <table:table-cell office:value-type="float" office:value="1.16307" calcext:value-type="float">
            <text:p>1.1630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30593" calcext:value-type="float">
            <text:p>3.30593</text:p>
          </table:table-cell>
          <table:table-cell office:value-type="float" office:value="0.0384571" calcext:value-type="float">
            <text:p>0.038457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65949" calcext:value-type="float">
            <text:p>4.65949</text:p>
          </table:table-cell>
          <table:table-cell office:value-type="float" office:value="0.120583" calcext:value-type="float">
            <text:p>0.12058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34428" calcext:value-type="float">
            <text:p>2.34428</text:p>
          </table:table-cell>
          <table:table-cell office:value-type="float" office:value="4.35397" calcext:value-type="float">
            <text:p>4.3539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5.60347" calcext:value-type="float">
            <text:p>5.60347</text:p>
          </table:table-cell>
          <table:table-cell office:value-type="float" office:value="1.18704" calcext:value-type="float">
            <text:p>1.1870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27397" calcext:value-type="float">
            <text:p>1.27397</text:p>
          </table:table-cell>
          <table:table-cell office:value-type="float" office:value="0.372728" calcext:value-type="float">
            <text:p>0.37272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42704" calcext:value-type="float">
            <text:p>2.42704</text:p>
          </table:table-cell>
          <table:table-cell office:value-type="float" office:value="2.36169" calcext:value-type="float">
            <text:p>2.3616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.35609" calcext:value-type="float">
            <text:p>6.35609</text:p>
          </table:table-cell>
          <table:table-cell office:value-type="float" office:value="0.357911" calcext:value-type="float">
            <text:p>0.35791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98546" calcext:value-type="float">
            <text:p>1.98546</text:p>
          </table:table-cell>
          <table:table-cell office:value-type="float" office:value="3.59555" calcext:value-type="float">
            <text:p>3.5955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8.0207" calcext:value-type="float">
            <text:p>8.0207</text:p>
          </table:table-cell>
          <table:table-cell office:value-type="float" office:value="3.89981" calcext:value-type="float">
            <text:p>3.8998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77468" calcext:value-type="float">
            <text:p>3.77468</text:p>
          </table:table-cell>
          <table:table-cell office:value-type="float" office:value="1.73025" calcext:value-type="float">
            <text:p>1.7302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46128" calcext:value-type="float">
            <text:p>3.46128</text:p>
          </table:table-cell>
          <table:table-cell office:value-type="float" office:value="0.810713" calcext:value-type="float">
            <text:p>0.81071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45944" calcext:value-type="float">
            <text:p>3.45944</text:p>
          </table:table-cell>
          <table:table-cell office:value-type="float" office:value="0.170555" calcext:value-type="float">
            <text:p>0.17055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46445" calcext:value-type="float">
            <text:p>4.46445</text:p>
          </table:table-cell>
          <table:table-cell office:value-type="float" office:value="5.54195" calcext:value-type="float">
            <text:p>5.5419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85919" calcext:value-type="float">
            <text:p>1.85919</text:p>
          </table:table-cell>
          <table:table-cell office:value-type="float" office:value="1.153" calcext:value-type="float">
            <text:p>1.15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4.59075" calcext:value-type="float">
            <text:p>4.59075</text:p>
          </table:table-cell>
          <table:table-cell office:value-type="float" office:value="5.10147" calcext:value-type="float">
            <text:p>5.10147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50084" calcext:value-type="float">
            <text:p>3.50084</text:p>
          </table:table-cell>
          <table:table-cell office:value-type="float" office:value="3.06233" calcext:value-type="float">
            <text:p>3.0623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727876" calcext:value-type="float">
            <text:p>0.727876</text:p>
          </table:table-cell>
          <table:table-cell office:value-type="float" office:value="4.25674" calcext:value-type="float">
            <text:p>4.2567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220752" calcext:value-type="float">
            <text:p>0.220752</text:p>
          </table:table-cell>
          <table:table-cell office:value-type="float" office:value="3.37234" calcext:value-type="float">
            <text:p>3.3723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830989" calcext:value-type="float">
            <text:p>0.830989</text:p>
          </table:table-cell>
          <table:table-cell office:value-type="float" office:value="0.0110338" calcext:value-type="float">
            <text:p>0.011033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609557" calcext:value-type="float">
            <text:p>0.609557</text:p>
          </table:table-cell>
          <table:table-cell office:value-type="float" office:value="0.321288" calcext:value-type="float">
            <text:p>0.32128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8.41695" calcext:value-type="float">
            <text:p>8.41695</text:p>
          </table:table-cell>
          <table:table-cell office:value-type="float" office:value="1.20691" calcext:value-type="float">
            <text:p>1.2069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.28979" calcext:value-type="float">
            <text:p>6.28979</text:p>
          </table:table-cell>
          <table:table-cell office:value-type="float" office:value="1.25579" calcext:value-type="float">
            <text:p>1.2557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796186" calcext:value-type="float">
            <text:p>0.796186</text:p>
          </table:table-cell>
          <table:table-cell office:value-type="float" office:value="11.4053" calcext:value-type="float">
            <text:p>11.405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37542" calcext:value-type="float">
            <text:p>3.37542</text:p>
          </table:table-cell>
          <table:table-cell office:value-type="float" office:value="0.253121" calcext:value-type="float">
            <text:p>0.25312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463072" calcext:value-type="float">
            <text:p>0.463072</text:p>
          </table:table-cell>
          <table:table-cell office:value-type="float" office:value="5.87238" calcext:value-type="float">
            <text:p>5.8723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57885" calcext:value-type="float">
            <text:p>2.57885</text:p>
          </table:table-cell>
          <table:table-cell office:value-type="float" office:value="0.690359" calcext:value-type="float">
            <text:p>0.69035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1.68132" calcext:value-type="float">
            <text:p>1.68132</text:p>
          </table:table-cell>
          <table:table-cell office:value-type="float" office:value="3.17313" calcext:value-type="float">
            <text:p>3.1731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20995" calcext:value-type="float">
            <text:p>3.20995</text:p>
          </table:table-cell>
          <table:table-cell office:value-type="float" office:value="0.707013" calcext:value-type="float">
            <text:p>0.70701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7.98457" calcext:value-type="float">
            <text:p>7.98457</text:p>
          </table:table-cell>
          <table:table-cell office:value-type="float" office:value="3.04079" calcext:value-type="float">
            <text:p>3.04079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121229" calcext:value-type="float">
            <text:p>0.121229</text:p>
          </table:table-cell>
          <table:table-cell office:value-type="float" office:value="0.818648" calcext:value-type="float">
            <text:p>0.818648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7.43105" calcext:value-type="float">
            <text:p>7.43105</text:p>
          </table:table-cell>
          <table:table-cell office:value-type="float" office:value="2.72671" calcext:value-type="float">
            <text:p>2.72671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3.94273" calcext:value-type="float">
            <text:p>3.94273</text:p>
          </table:table-cell>
          <table:table-cell office:value-type="float" office:value="1.08275" calcext:value-type="float">
            <text:p>1.08275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8271" calcext:value-type="float">
            <text:p>2.8271</text:p>
          </table:table-cell>
          <table:table-cell office:value-type="float" office:value="1.47344" calcext:value-type="float">
            <text:p>1.47344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6.24173" calcext:value-type="float">
            <text:p>6.24173</text:p>
          </table:table-cell>
          <table:table-cell office:value-type="float" office:value="5.86303" calcext:value-type="float">
            <text:p>5.86303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18536" calcext:value-type="float">
            <text:p>2.18536</text:p>
          </table:table-cell>
          <table:table-cell office:value-type="float" office:value="4.64766" calcext:value-type="float">
            <text:p>4.64766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2.99645" calcext:value-type="float">
            <text:p>2.99645</text:p>
          </table:table-cell>
          <table:table-cell office:value-type="float" office:value="0.402802" calcext:value-type="float">
            <text:p>0.402802</text:p>
          </table:table-cell>
          <table:table-cell office:value-type="float" office:value="7.815" calcext:value-type="float">
            <text:p>7.815</text:p>
          </table:table-cell>
          <table:table-cell office:value-type="float" office:value="5.991" calcext:value-type="float">
            <text:p>5.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6T19:07:15.152438218</dc:date>
    <meta:editing-duration>PT9M38S</meta:editing-duration>
    <meta:editing-cycles>1</meta:editing-cycles>
    <meta:document-statistic meta:table-count="1" meta:cell-count="10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649cm" svg:height="9.006cm" xlink:href=".." xlink:type="simple" chart:class="chart:line" chart:style-name="ch1">
        <chart:legend chart:legend-position="end" svg:x="37.612cm" svg:y="3.457cm" style:legend-expansion="high" chart:style-name="ch2"/>
        <chart:plot-area chart:style-name="ch3" table:cell-range-address="NIS_data.A1:NIS_data.D250" chart:data-source-has-labels="row" svg:x="0.812cm" svg:y="0.18cm" svg:width="35.988cm" svg:height="8.646cm">
          <chartooo:coordinate-region svg:x="1.248cm" svg:y="0.301cm" svg:width="35.226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IS_data.A2:NIS_data.A250" chart:label-cell-address="NIS_data.A1:NIS_data.A1" chart:class="chart:line">
            <chart:data-point chart:repeated="249"/>
          </chart:series>
          <chart:series chart:style-name="ch7" chart:values-cell-range-address="NIS_data.B2:NIS_data.B250" chart:label-cell-address="NIS_data.B1:NIS_data.B1" chart:class="chart:line">
            <chart:data-point chart:repeated="249"/>
          </chart:series>
          <chart:series chart:style-name="ch8" chart:values-cell-range-address="NIS_data.C2:NIS_data.C250" chart:label-cell-address="NIS_data.C1:NIS_data.C1" chart:class="chart:line">
            <chart:data-point chart:repeated="249"/>
          </chart:series>
          <chart:series chart:style-name="ch9" chart:values-cell-range-address="NIS_data.D2:NIS_data.D250" chart:label-cell-address="NIS_data.D1:NIS_data.D1" chart:class="chart:line">
            <chart:data-point chart:repeated="2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- RADAR</text:p>
                <draw:g>
                  <svg:desc>NIS_data.A1:NIS_data.A1</svg:desc>
                </draw:g>
              </table:table-cell>
              <table:table-cell office:value-type="string">
                <text:p>0 - LIDAR</text:p>
                <draw:g>
                  <svg:desc>NIS_data.B1:NIS_data.B1</svg:desc>
                </draw:g>
              </table:table-cell>
              <table:table-cell office:value-type="string">
                <text:p>R:X².050</text:p>
                <draw:g>
                  <svg:desc>NIS_data.C1:NIS_data.C1</svg:desc>
                </draw:g>
              </table:table-cell>
              <table:table-cell office:value-type="string">
                <text:p>L:X².050</text:p>
                <draw:g>
                  <svg:desc>NIS_data.D1:NIS_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668">
                <text:p>7.7668</text:p>
                <draw:g>
                  <svg:desc>NIS_data.A2:NIS_data.A250</svg:desc>
                </draw:g>
              </table:table-cell>
              <table:table-cell office:value-type="float" office:value="0.221175">
                <text:p>0.221175</text:p>
                <draw:g>
                  <svg:desc>NIS_data.B2:NIS_data.B250</svg:desc>
                </draw:g>
              </table:table-cell>
              <table:table-cell office:value-type="float" office:value="7.815">
                <text:p>7.815</text:p>
                <draw:g>
                  <svg:desc>NIS_data.C2:NIS_data.C250</svg:desc>
                </draw:g>
              </table:table-cell>
              <table:table-cell office:value-type="float" office:value="5.991">
                <text:p>5.991</text:p>
                <draw:g>
                  <svg:desc>NIS_data.D2:NIS_data.D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2475">
                <text:p>1.82475</text:p>
              </table:table-cell>
              <table:table-cell office:value-type="float" office:value="0.167708">
                <text:p>0.16770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6995">
                <text:p>7.76995</text:p>
              </table:table-cell>
              <table:table-cell office:value-type="float" office:value="0.254887">
                <text:p>0.25488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2472">
                <text:p>6.42472</text:p>
              </table:table-cell>
              <table:table-cell office:value-type="float" office:value="0.00958252">
                <text:p>0.0095825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2213">
                <text:p>0.472213</text:p>
              </table:table-cell>
              <table:table-cell office:value-type="float" office:value="1.22174">
                <text:p>1.2217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076">
                <text:p>1.25076</text:p>
              </table:table-cell>
              <table:table-cell office:value-type="float" office:value="2.04267">
                <text:p>2.0426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886">
                <text:p>4.1886</text:p>
              </table:table-cell>
              <table:table-cell office:value-type="float" office:value="0.394672">
                <text:p>0.39467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4279">
                <text:p>2.24279</text:p>
              </table:table-cell>
              <table:table-cell office:value-type="float" office:value="13.3684">
                <text:p>13.368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7367">
                <text:p>2.37367</text:p>
              </table:table-cell>
              <table:table-cell office:value-type="float" office:value="2.23781">
                <text:p>2.2378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4848">
                <text:p>1.64848</text:p>
              </table:table-cell>
              <table:table-cell office:value-type="float" office:value="1.45991">
                <text:p>1.4599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3703">
                <text:p>4.03703</text:p>
              </table:table-cell>
              <table:table-cell office:value-type="float" office:value="4.22781">
                <text:p>4.2278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507">
                <text:p>1.0507</text:p>
              </table:table-cell>
              <table:table-cell office:value-type="float" office:value="0.403745">
                <text:p>0.40374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0153">
                <text:p>4.10153</text:p>
              </table:table-cell>
              <table:table-cell office:value-type="float" office:value="3.93369">
                <text:p>3.9336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669">
                <text:p>3.2669</text:p>
              </table:table-cell>
              <table:table-cell office:value-type="float" office:value="0.593193">
                <text:p>0.59319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2574">
                <text:p>3.02574</text:p>
              </table:table-cell>
              <table:table-cell office:value-type="float" office:value="0.819702">
                <text:p>0.81970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4878">
                <text:p>6.54878</text:p>
              </table:table-cell>
              <table:table-cell office:value-type="float" office:value="1.26977">
                <text:p>1.2697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0082">
                <text:p>6.30082</text:p>
              </table:table-cell>
              <table:table-cell office:value-type="float" office:value="0.991174">
                <text:p>0.99117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47839">
                <text:p>4.47839</text:p>
              </table:table-cell>
              <table:table-cell office:value-type="float" office:value="3.61135">
                <text:p>3.6113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0101">
                <text:p>5.00101</text:p>
              </table:table-cell>
              <table:table-cell office:value-type="float" office:value="1.8277">
                <text:p>1.827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08003">
                <text:p>5.08003</text:p>
              </table:table-cell>
              <table:table-cell office:value-type="float" office:value="1.49596">
                <text:p>1.4959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1688">
                <text:p>1.31688</text:p>
              </table:table-cell>
              <table:table-cell office:value-type="float" office:value="1.27661">
                <text:p>1.2766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147">
                <text:p>1.35147</text:p>
              </table:table-cell>
              <table:table-cell office:value-type="float" office:value="0.737275">
                <text:p>0.73727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061">
                <text:p>1.17061</text:p>
              </table:table-cell>
              <table:table-cell office:value-type="float" office:value="0.596045">
                <text:p>0.59604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77914">
                <text:p>0.777914</text:p>
              </table:table-cell>
              <table:table-cell office:value-type="float" office:value="4.44577">
                <text:p>4.4457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7194">
                <text:p>3.57194</text:p>
              </table:table-cell>
              <table:table-cell office:value-type="float" office:value="3.70871">
                <text:p>3.7087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989">
                <text:p>12.5989</text:p>
              </table:table-cell>
              <table:table-cell office:value-type="float" office:value="0.869536">
                <text:p>0.86953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49938">
                <text:p>0.649938</text:p>
              </table:table-cell>
              <table:table-cell office:value-type="float" office:value="1.50962">
                <text:p>1.5096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7869">
                <text:p>0.967869</text:p>
              </table:table-cell>
              <table:table-cell office:value-type="float" office:value="2.21662">
                <text:p>2.2166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30526">
                <text:p>4.30526</text:p>
              </table:table-cell>
              <table:table-cell office:value-type="float" office:value="2.77952">
                <text:p>2.7795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3445">
                <text:p>3.13445</text:p>
              </table:table-cell>
              <table:table-cell office:value-type="float" office:value="2.14286">
                <text:p>2.1428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0685">
                <text:p>0.640685</text:p>
              </table:table-cell>
              <table:table-cell office:value-type="float" office:value="0.364012">
                <text:p>0.36401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8011">
                <text:p>2.18011</text:p>
              </table:table-cell>
              <table:table-cell office:value-type="float" office:value="1.66929">
                <text:p>1.6692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3143">
                <text:p>0.483143</text:p>
              </table:table-cell>
              <table:table-cell office:value-type="float" office:value="1.14981">
                <text:p>1.1498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49298">
                <text:p>6.49298</text:p>
              </table:table-cell>
              <table:table-cell office:value-type="float" office:value="2.33416">
                <text:p>2.3341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3917">
                <text:p>2.13917</text:p>
              </table:table-cell>
              <table:table-cell office:value-type="float" office:value="0.84586">
                <text:p>0.8458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6998">
                <text:p>4.06998</text:p>
              </table:table-cell>
              <table:table-cell office:value-type="float" office:value="0.662827">
                <text:p>0.66282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4362">
                <text:p>2.84362</text:p>
              </table:table-cell>
              <table:table-cell office:value-type="float" office:value="0.223137">
                <text:p>0.22313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1976">
                <text:p>1.11976</text:p>
              </table:table-cell>
              <table:table-cell office:value-type="float" office:value="1.51332">
                <text:p>1.5133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1289">
                <text:p>1.01289</text:p>
              </table:table-cell>
              <table:table-cell office:value-type="float" office:value="2.2459">
                <text:p>2.245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65404">
                <text:p>0.0865404</text:p>
              </table:table-cell>
              <table:table-cell office:value-type="float" office:value="3.09969">
                <text:p>3.0996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07306">
                <text:p>6.07306</text:p>
              </table:table-cell>
              <table:table-cell office:value-type="float" office:value="1.39846">
                <text:p>1.3984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478">
                <text:p>0.40478</text:p>
              </table:table-cell>
              <table:table-cell office:value-type="float" office:value="2.63205">
                <text:p>2.6320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1235">
                <text:p>2.71235</text:p>
              </table:table-cell>
              <table:table-cell office:value-type="float" office:value="6.30862">
                <text:p>6.3086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9954">
                <text:p>1.29954</text:p>
              </table:table-cell>
              <table:table-cell office:value-type="float" office:value="3.97257">
                <text:p>3.9725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1856">
                <text:p>1.61856</text:p>
              </table:table-cell>
              <table:table-cell office:value-type="float" office:value="1.96926">
                <text:p>1.9692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08236">
                <text:p>4.08236</text:p>
              </table:table-cell>
              <table:table-cell office:value-type="float" office:value="0.182014">
                <text:p>0.18201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63711">
                <text:p>6.63711</text:p>
              </table:table-cell>
              <table:table-cell office:value-type="float" office:value="0.266418">
                <text:p>0.26641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5589">
                <text:p>4.25589</text:p>
              </table:table-cell>
              <table:table-cell office:value-type="float" office:value="0.859217">
                <text:p>0.85921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2687">
                <text:p>4.82687</text:p>
              </table:table-cell>
              <table:table-cell office:value-type="float" office:value="0.172413">
                <text:p>0.17241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8668">
                <text:p>13.8668</text:p>
              </table:table-cell>
              <table:table-cell office:value-type="float" office:value="3.19122">
                <text:p>3.1912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1722">
                <text:p>3.11722</text:p>
              </table:table-cell>
              <table:table-cell office:value-type="float" office:value="0.813864">
                <text:p>0.81386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4168">
                <text:p>5.24168</text:p>
              </table:table-cell>
              <table:table-cell office:value-type="float" office:value="1.0228">
                <text:p>1.022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4531">
                <text:p>2.54531</text:p>
              </table:table-cell>
              <table:table-cell office:value-type="float" office:value="1.98944">
                <text:p>1.9894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2894">
                <text:p>1.62894</text:p>
              </table:table-cell>
              <table:table-cell office:value-type="float" office:value="0.581224">
                <text:p>0.58122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8365">
                <text:p>1.68365</text:p>
              </table:table-cell>
              <table:table-cell office:value-type="float" office:value="0.105252">
                <text:p>0.10525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9607">
                <text:p>1.89607</text:p>
              </table:table-cell>
              <table:table-cell office:value-type="float" office:value="1.75708">
                <text:p>1.7570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8852">
                <text:p>3.38852</text:p>
              </table:table-cell>
              <table:table-cell office:value-type="float" office:value="1.61097">
                <text:p>1.6109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1791">
                <text:p>10.1791</text:p>
              </table:table-cell>
              <table:table-cell office:value-type="float" office:value="3.2958">
                <text:p>3.295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8119">
                <text:p>1.68119</text:p>
              </table:table-cell>
              <table:table-cell office:value-type="float" office:value="0.121925">
                <text:p>0.12192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9502">
                <text:p>1.59502</text:p>
              </table:table-cell>
              <table:table-cell office:value-type="float" office:value="1.69251">
                <text:p>1.6925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10157">
                <text:p>0.510157</text:p>
              </table:table-cell>
              <table:table-cell office:value-type="float" office:value="0.0140201">
                <text:p>0.014020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44458">
                <text:p>7.44458</text:p>
              </table:table-cell>
              <table:table-cell office:value-type="float" office:value="1.06141">
                <text:p>1.0614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10762">
                <text:p>5.10762</text:p>
              </table:table-cell>
              <table:table-cell office:value-type="float" office:value="4.28287">
                <text:p>4.2828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0448">
                <text:p>2.60448</text:p>
              </table:table-cell>
              <table:table-cell office:value-type="float" office:value="0.769038">
                <text:p>0.76903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7178">
                <text:p>1.87178</text:p>
              </table:table-cell>
              <table:table-cell office:value-type="float" office:value="1.45277">
                <text:p>1.4527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83871">
                <text:p>6.83871</text:p>
              </table:table-cell>
              <table:table-cell office:value-type="float" office:value="0.252156">
                <text:p>0.25215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3778">
                <text:p>1.73778</text:p>
              </table:table-cell>
              <table:table-cell office:value-type="float" office:value="0.621668">
                <text:p>0.62166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2766">
                <text:p>3.22766</text:p>
              </table:table-cell>
              <table:table-cell office:value-type="float" office:value="2.74663">
                <text:p>2.7466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">
                <text:p>3.1</text:p>
              </table:table-cell>
              <table:table-cell office:value-type="float" office:value="0.679101">
                <text:p>0.67910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91582">
                <text:p>9.91582</text:p>
              </table:table-cell>
              <table:table-cell office:value-type="float" office:value="0.731014">
                <text:p>0.73101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84889">
                <text:p>3.84889</text:p>
              </table:table-cell>
              <table:table-cell office:value-type="float" office:value="1.49645">
                <text:p>1.4964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29632">
                <text:p>6.29632</text:p>
              </table:table-cell>
              <table:table-cell office:value-type="float" office:value="2.12008">
                <text:p>2.1200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0463">
                <text:p>1.80463</text:p>
              </table:table-cell>
              <table:table-cell office:value-type="float" office:value="0.905654">
                <text:p>0.90565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4676">
                <text:p>1.04676</text:p>
              </table:table-cell>
              <table:table-cell office:value-type="float" office:value="0.728696">
                <text:p>0.72869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63307">
                <text:p>0.263307</text:p>
              </table:table-cell>
              <table:table-cell office:value-type="float" office:value="2.11699">
                <text:p>2.1169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841">
                <text:p>2.4841</text:p>
              </table:table-cell>
              <table:table-cell office:value-type="float" office:value="0.267271">
                <text:p>0.26727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1141">
                <text:p>1.71141</text:p>
              </table:table-cell>
              <table:table-cell office:value-type="float" office:value="1.53524">
                <text:p>1.5352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0716">
                <text:p>2.80716</text:p>
              </table:table-cell>
              <table:table-cell office:value-type="float" office:value="0.288878">
                <text:p>0.28887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7156">
                <text:p>1.07156</text:p>
              </table:table-cell>
              <table:table-cell office:value-type="float" office:value="1.90709">
                <text:p>1.9070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6381">
                <text:p>1.26381</text:p>
              </table:table-cell>
              <table:table-cell office:value-type="float" office:value="0.484253">
                <text:p>0.48425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8325">
                <text:p>4.48325</text:p>
              </table:table-cell>
              <table:table-cell office:value-type="float" office:value="0.566278">
                <text:p>0.56627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98121">
                <text:p>4.98121</text:p>
              </table:table-cell>
              <table:table-cell office:value-type="float" office:value="3.41319">
                <text:p>3.4131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4648">
                <text:p>0.974648</text:p>
              </table:table-cell>
              <table:table-cell office:value-type="float" office:value="1.48394">
                <text:p>1.4839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7923">
                <text:p>2.67923</text:p>
              </table:table-cell>
              <table:table-cell office:value-type="float" office:value="1.18133">
                <text:p>1.1813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9488">
                <text:p>1.59488</text:p>
              </table:table-cell>
              <table:table-cell office:value-type="float" office:value="2.03256">
                <text:p>2.0325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37543">
                <text:p>4.37543</text:p>
              </table:table-cell>
              <table:table-cell office:value-type="float" office:value="2.721">
                <text:p>2.72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91228">
                <text:p>0.0391228</text:p>
              </table:table-cell>
              <table:table-cell office:value-type="float" office:value="0.198478">
                <text:p>0.19847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36075">
                <text:p>3.36075</text:p>
              </table:table-cell>
              <table:table-cell office:value-type="float" office:value="4.41406">
                <text:p>4.4140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80787">
                <text:p>0.280787</text:p>
              </table:table-cell>
              <table:table-cell office:value-type="float" office:value="1.61016">
                <text:p>1.6101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8182">
                <text:p>0.538182</text:p>
              </table:table-cell>
              <table:table-cell office:value-type="float" office:value="1.15875">
                <text:p>1.1587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6929">
                <text:p>2.76929</text:p>
              </table:table-cell>
              <table:table-cell office:value-type="float" office:value="2.2344">
                <text:p>2.234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8434">
                <text:p>1.98434</text:p>
              </table:table-cell>
              <table:table-cell office:value-type="float" office:value="0.622745">
                <text:p>0.62274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8149">
                <text:p>1.48149</text:p>
              </table:table-cell>
              <table:table-cell office:value-type="float" office:value="2.23791">
                <text:p>2.2379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4375">
                <text:p>4.54375</text:p>
              </table:table-cell>
              <table:table-cell office:value-type="float" office:value="0.257862">
                <text:p>0.25786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5003">
                <text:p>1.55003</text:p>
              </table:table-cell>
              <table:table-cell office:value-type="float" office:value="1.07457">
                <text:p>1.0745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3025">
                <text:p>1.53025</text:p>
              </table:table-cell>
              <table:table-cell office:value-type="float" office:value="1.9519">
                <text:p>1.951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02079">
                <text:p>7.02079</text:p>
              </table:table-cell>
              <table:table-cell office:value-type="float" office:value="3.01044">
                <text:p>3.0104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3785">
                <text:p>3.3785</text:p>
              </table:table-cell>
              <table:table-cell office:value-type="float" office:value="1.60598">
                <text:p>1.6059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8797">
                <text:p>2.48797</text:p>
              </table:table-cell>
              <table:table-cell office:value-type="float" office:value="6.36712">
                <text:p>6.3671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25408">
                <text:p>3.25408</text:p>
              </table:table-cell>
              <table:table-cell office:value-type="float" office:value="0.207195">
                <text:p>0.20719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5225">
                <text:p>1.85225</text:p>
              </table:table-cell>
              <table:table-cell office:value-type="float" office:value="0.627263">
                <text:p>0.62726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5843">
                <text:p>5.25843</text:p>
              </table:table-cell>
              <table:table-cell office:value-type="float" office:value="2.33914">
                <text:p>2.3391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8238">
                <text:p>1.38238</text:p>
              </table:table-cell>
              <table:table-cell office:value-type="float" office:value="2.6484">
                <text:p>2.648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9177">
                <text:p>1.59177</text:p>
              </table:table-cell>
              <table:table-cell office:value-type="float" office:value="1.46008">
                <text:p>1.4600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152">
                <text:p>1.2152</text:p>
              </table:table-cell>
              <table:table-cell office:value-type="float" office:value="4.25846">
                <text:p>4.2584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9701">
                <text:p>2.69701</text:p>
              </table:table-cell>
              <table:table-cell office:value-type="float" office:value="0.0148271">
                <text:p>0.014827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5004">
                <text:p>1.35004</text:p>
              </table:table-cell>
              <table:table-cell office:value-type="float" office:value="2.12287">
                <text:p>2.1228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7416">
                <text:p>3.67416</text:p>
              </table:table-cell>
              <table:table-cell office:value-type="float" office:value="2.38239">
                <text:p>2.3823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8396">
                <text:p>1.58396</text:p>
              </table:table-cell>
              <table:table-cell office:value-type="float" office:value="2.4717">
                <text:p>2.471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62367">
                <text:p>0.762367</text:p>
              </table:table-cell>
              <table:table-cell office:value-type="float" office:value="2.21076">
                <text:p>2.2107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3609">
                <text:p>3.63609</text:p>
              </table:table-cell>
              <table:table-cell office:value-type="float" office:value="0.719961">
                <text:p>0.71996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13778">
                <text:p>4.13778</text:p>
              </table:table-cell>
              <table:table-cell office:value-type="float" office:value="0.437821">
                <text:p>0.43782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48906">
                <text:p>3.48906</text:p>
              </table:table-cell>
              <table:table-cell office:value-type="float" office:value="6.20171">
                <text:p>6.2017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09869">
                <text:p>4.09869</text:p>
              </table:table-cell>
              <table:table-cell office:value-type="float" office:value="4.71978">
                <text:p>4.7197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96369">
                <text:p>0.596369</text:p>
              </table:table-cell>
              <table:table-cell office:value-type="float" office:value="2.43005">
                <text:p>2.4300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3221">
                <text:p>1.43221</text:p>
              </table:table-cell>
              <table:table-cell office:value-type="float" office:value="2.28679">
                <text:p>2.2867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46697">
                <text:p>0.746697</text:p>
              </table:table-cell>
              <table:table-cell office:value-type="float" office:value="0.771862">
                <text:p>0.77186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15194">
                <text:p>3.15194</text:p>
              </table:table-cell>
              <table:table-cell office:value-type="float" office:value="4.8804">
                <text:p>4.880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5096">
                <text:p>2.05096</text:p>
              </table:table-cell>
              <table:table-cell office:value-type="float" office:value="0.966103">
                <text:p>0.96610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45229">
                <text:p>4.45229</text:p>
              </table:table-cell>
              <table:table-cell office:value-type="float" office:value="0.118064">
                <text:p>0.11806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32253">
                <text:p>5.32253</text:p>
              </table:table-cell>
              <table:table-cell office:value-type="float" office:value="1.82715">
                <text:p>1.8271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0854">
                <text:p>9.0854</text:p>
              </table:table-cell>
              <table:table-cell office:value-type="float" office:value="1.32219">
                <text:p>1.3221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5024">
                <text:p>1.05024</text:p>
              </table:table-cell>
              <table:table-cell office:value-type="float" office:value="1.75106">
                <text:p>1.7510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23106">
                <text:p>5.23106</text:p>
              </table:table-cell>
              <table:table-cell office:value-type="float" office:value="0.0883605">
                <text:p>0.088360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3514">
                <text:p>4.3514</text:p>
              </table:table-cell>
              <table:table-cell office:value-type="float" office:value="1.64453">
                <text:p>1.6445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3159">
                <text:p>4.13159</text:p>
              </table:table-cell>
              <table:table-cell office:value-type="float" office:value="0.994129">
                <text:p>0.99412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68007">
                <text:p>0.0468007</text:p>
              </table:table-cell>
              <table:table-cell office:value-type="float" office:value="3.13406">
                <text:p>3.1340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18506">
                <text:p>4.18506</text:p>
              </table:table-cell>
              <table:table-cell office:value-type="float" office:value="4.35593">
                <text:p>4.3559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0755">
                <text:p>1.00755</text:p>
              </table:table-cell>
              <table:table-cell office:value-type="float" office:value="0.202267">
                <text:p>0.20226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40968">
                <text:p>5.40968</text:p>
              </table:table-cell>
              <table:table-cell office:value-type="float" office:value="0.0841467">
                <text:p>0.084146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44503">
                <text:p>2.44503</text:p>
              </table:table-cell>
              <table:table-cell office:value-type="float" office:value="1.34191">
                <text:p>1.3419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49393">
                <text:p>0.249393</text:p>
              </table:table-cell>
              <table:table-cell office:value-type="float" office:value="1.18506">
                <text:p>1.1850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75074">
                <text:p>5.75074</text:p>
              </table:table-cell>
              <table:table-cell office:value-type="float" office:value="2.38377">
                <text:p>2.3837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53657">
                <text:p>2.53657</text:p>
              </table:table-cell>
              <table:table-cell office:value-type="float" office:value="3.35671">
                <text:p>3.3567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25765">
                <text:p>0.925765</text:p>
              </table:table-cell>
              <table:table-cell office:value-type="float" office:value="2.96699">
                <text:p>2.9669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55887">
                <text:p>5.55887</text:p>
              </table:table-cell>
              <table:table-cell office:value-type="float" office:value="0.910236">
                <text:p>0.91023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94364">
                <text:p>5.94364</text:p>
              </table:table-cell>
              <table:table-cell office:value-type="float" office:value="1.11935">
                <text:p>1.1193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2947">
                <text:p>4.62947</text:p>
              </table:table-cell>
              <table:table-cell office:value-type="float" office:value="4.1002">
                <text:p>4.100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17426">
                <text:p>6.17426</text:p>
              </table:table-cell>
              <table:table-cell office:value-type="float" office:value="0.619964">
                <text:p>0.61996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4505">
                <text:p>2.14505</text:p>
              </table:table-cell>
              <table:table-cell office:value-type="float" office:value="1.92098">
                <text:p>1.9209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7476">
                <text:p>5.7476</text:p>
              </table:table-cell>
              <table:table-cell office:value-type="float" office:value="0.0906754">
                <text:p>0.090675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04535">
                <text:p>4.04535</text:p>
              </table:table-cell>
              <table:table-cell office:value-type="float" office:value="1.32687">
                <text:p>1.3268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2762">
                <text:p>2.22762</text:p>
              </table:table-cell>
              <table:table-cell office:value-type="float" office:value="1.21931">
                <text:p>1.2193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1489">
                <text:p>0.141489</text:p>
              </table:table-cell>
              <table:table-cell office:value-type="float" office:value="1.64826">
                <text:p>1.6482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6254">
                <text:p>4.46254</text:p>
              </table:table-cell>
              <table:table-cell office:value-type="float" office:value="6.50668">
                <text:p>6.5066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49152">
                <text:p>0.749152</text:p>
              </table:table-cell>
              <table:table-cell office:value-type="float" office:value="0.620197">
                <text:p>0.62019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91723">
                <text:p>0.391723</text:p>
              </table:table-cell>
              <table:table-cell office:value-type="float" office:value="1.274">
                <text:p>1.27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2554">
                <text:p>2.42554</text:p>
              </table:table-cell>
              <table:table-cell office:value-type="float" office:value="0.127194">
                <text:p>0.12719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2092">
                <text:p>4.92092</text:p>
              </table:table-cell>
              <table:table-cell office:value-type="float" office:value="2.15236">
                <text:p>2.1523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93411">
                <text:p>0.593411</text:p>
              </table:table-cell>
              <table:table-cell office:value-type="float" office:value="0.574115">
                <text:p>0.57411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86981">
                <text:p>7.86981</text:p>
              </table:table-cell>
              <table:table-cell office:value-type="float" office:value="7.98199">
                <text:p>7.9819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8916">
                <text:p>1.08916</text:p>
              </table:table-cell>
              <table:table-cell office:value-type="float" office:value="0.249837">
                <text:p>0.24983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98052">
                <text:p>6.98052</text:p>
              </table:table-cell>
              <table:table-cell office:value-type="float" office:value="1.27849">
                <text:p>1.2784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2509">
                <text:p>1.42509</text:p>
              </table:table-cell>
              <table:table-cell office:value-type="float" office:value="3.40239">
                <text:p>3.4023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66119">
                <text:p>2.66119</text:p>
              </table:table-cell>
              <table:table-cell office:value-type="float" office:value="3.91336">
                <text:p>3.9133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8247">
                <text:p>1.68247</text:p>
              </table:table-cell>
              <table:table-cell office:value-type="float" office:value="3.76387">
                <text:p>3.7638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6747">
                <text:p>2.6747</text:p>
              </table:table-cell>
              <table:table-cell office:value-type="float" office:value="5.25555">
                <text:p>5.2555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50009">
                <text:p>3.50009</text:p>
              </table:table-cell>
              <table:table-cell office:value-type="float" office:value="2.94598">
                <text:p>2.9459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24474">
                <text:p>2.24474</text:p>
              </table:table-cell>
              <table:table-cell office:value-type="float" office:value="4.44048">
                <text:p>4.4404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57184">
                <text:p>3.57184</text:p>
              </table:table-cell>
              <table:table-cell office:value-type="float" office:value="4.46015">
                <text:p>4.4601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9934">
                <text:p>2.49934</text:p>
              </table:table-cell>
              <table:table-cell office:value-type="float" office:value="4.88517">
                <text:p>4.8851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482">
                <text:p>6.4482</text:p>
              </table:table-cell>
              <table:table-cell office:value-type="float" office:value="0.210722">
                <text:p>0.21072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08204">
                <text:p>2.08204</text:p>
              </table:table-cell>
              <table:table-cell office:value-type="float" office:value="0.0166646">
                <text:p>0.016664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60828">
                <text:p>0.360828</text:p>
              </table:table-cell>
              <table:table-cell office:value-type="float" office:value="4.10369">
                <text:p>4.1036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75911">
                <text:p>3.75911</text:p>
              </table:table-cell>
              <table:table-cell office:value-type="float" office:value="3.89871">
                <text:p>3.8987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1713">
                <text:p>2.1713</text:p>
              </table:table-cell>
              <table:table-cell office:value-type="float" office:value="1.45067">
                <text:p>1.4506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4744">
                <text:p>2.74744</text:p>
              </table:table-cell>
              <table:table-cell office:value-type="float" office:value="1.50682">
                <text:p>1.5068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92569">
                <text:p>5.92569</text:p>
              </table:table-cell>
              <table:table-cell office:value-type="float" office:value="2.06978">
                <text:p>2.0697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89046">
                <text:p>6.89046</text:p>
              </table:table-cell>
              <table:table-cell office:value-type="float" office:value="0.445901">
                <text:p>0.44590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4526">
                <text:p>1.74526</text:p>
              </table:table-cell>
              <table:table-cell office:value-type="float" office:value="0.716372">
                <text:p>0.71637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4066">
                <text:p>1.04066</text:p>
              </table:table-cell>
              <table:table-cell office:value-type="float" office:value="1.69209">
                <text:p>1.6920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68722">
                <text:p>1.68722</text:p>
              </table:table-cell>
              <table:table-cell office:value-type="float" office:value="0.123221">
                <text:p>0.12322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8117">
                <text:p>4.18117</text:p>
              </table:table-cell>
              <table:table-cell office:value-type="float" office:value="3.71096">
                <text:p>3.7109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9086">
                <text:p>1.49086</text:p>
              </table:table-cell>
              <table:table-cell office:value-type="float" office:value="2.12684">
                <text:p>2.1268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43677">
                <text:p>5.43677</text:p>
              </table:table-cell>
              <table:table-cell office:value-type="float" office:value="13.6758">
                <text:p>13.675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2142">
                <text:p>1.42142</text:p>
              </table:table-cell>
              <table:table-cell office:value-type="float" office:value="0.9144">
                <text:p>0.914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2323">
                <text:p>2.2323</text:p>
              </table:table-cell>
              <table:table-cell office:value-type="float" office:value="1.89261">
                <text:p>1.8926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3828">
                <text:p>1.73828</text:p>
              </table:table-cell>
              <table:table-cell office:value-type="float" office:value="2.7974">
                <text:p>2.797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35041">
                <text:p>7.35041</text:p>
              </table:table-cell>
              <table:table-cell office:value-type="float" office:value="0.788011">
                <text:p>0.78801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1132">
                <text:p>1.81132</text:p>
              </table:table-cell>
              <table:table-cell office:value-type="float" office:value="0.823794">
                <text:p>0.82379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16">
                <text:p>1.416</text:p>
              </table:table-cell>
              <table:table-cell office:value-type="float" office:value="4.60141">
                <text:p>4.6014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44452">
                <text:p>4.44452</text:p>
              </table:table-cell>
              <table:table-cell office:value-type="float" office:value="1.63458">
                <text:p>1.6345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0905">
                <text:p>1.20905</text:p>
              </table:table-cell>
              <table:table-cell office:value-type="float" office:value="1.00255">
                <text:p>1.0025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219">
                <text:p>0.76219</text:p>
              </table:table-cell>
              <table:table-cell office:value-type="float" office:value="2.4765">
                <text:p>2.476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17922">
                <text:p>2.17922</text:p>
              </table:table-cell>
              <table:table-cell office:value-type="float" office:value="3.49915">
                <text:p>3.4991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0401">
                <text:p>3.70401</text:p>
              </table:table-cell>
              <table:table-cell office:value-type="float" office:value="6.53021">
                <text:p>6.5302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39477">
                <text:p>0.639477</text:p>
              </table:table-cell>
              <table:table-cell office:value-type="float" office:value="1.84018">
                <text:p>1.8401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06967">
                <text:p>2.06967</text:p>
              </table:table-cell>
              <table:table-cell office:value-type="float" office:value="0.431863">
                <text:p>0.43186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79309">
                <text:p>0.879309</text:p>
              </table:table-cell>
              <table:table-cell office:value-type="float" office:value="0.37097">
                <text:p>0.3709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61701">
                <text:p>6.61701</text:p>
              </table:table-cell>
              <table:table-cell office:value-type="float" office:value="0.844924">
                <text:p>0.84492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2694">
                <text:p>0.382694</text:p>
              </table:table-cell>
              <table:table-cell office:value-type="float" office:value="0.389498">
                <text:p>0.38949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4929">
                <text:p>10.4929</text:p>
              </table:table-cell>
              <table:table-cell office:value-type="float" office:value="2.15356">
                <text:p>2.1535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79488">
                <text:p>3.79488</text:p>
              </table:table-cell>
              <table:table-cell office:value-type="float" office:value="5.10668">
                <text:p>5.1066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23462">
                <text:p>1.23462</text:p>
              </table:table-cell>
              <table:table-cell office:value-type="float" office:value="1.83317">
                <text:p>1.8331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9081">
                <text:p>1.19081</text:p>
              </table:table-cell>
              <table:table-cell office:value-type="float" office:value="5.19877">
                <text:p>5.1987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3558">
                <text:p>0.63558</text:p>
              </table:table-cell>
              <table:table-cell office:value-type="float" office:value="1.25982">
                <text:p>1.2598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0916">
                <text:p>1.90916</text:p>
              </table:table-cell>
              <table:table-cell office:value-type="float" office:value="1.329">
                <text:p>1.32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0188">
                <text:p>2.0188</text:p>
              </table:table-cell>
              <table:table-cell office:value-type="float" office:value="0.197827">
                <text:p>0.19782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92815">
                <text:p>4.92815</text:p>
              </table:table-cell>
              <table:table-cell office:value-type="float" office:value="0.299627">
                <text:p>0.29962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27953">
                <text:p>2.27953</text:p>
              </table:table-cell>
              <table:table-cell office:value-type="float" office:value="2.65663">
                <text:p>2.6566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75305">
                <text:p>1.75305</text:p>
              </table:table-cell>
              <table:table-cell office:value-type="float" office:value="1.81528">
                <text:p>1.8152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6071">
                <text:p>1.56071</text:p>
              </table:table-cell>
              <table:table-cell office:value-type="float" office:value="3.40653">
                <text:p>3.4065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88032">
                <text:p>7.88032</text:p>
              </table:table-cell>
              <table:table-cell office:value-type="float" office:value="0.122182">
                <text:p>0.12218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54553">
                <text:p>8.54553</text:p>
              </table:table-cell>
              <table:table-cell office:value-type="float" office:value="0.132915">
                <text:p>0.13291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55185">
                <text:p>0.155185</text:p>
              </table:table-cell>
              <table:table-cell office:value-type="float" office:value="0.589885">
                <text:p>0.58988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9877">
                <text:p>1.59877</text:p>
              </table:table-cell>
              <table:table-cell office:value-type="float" office:value="0.230855">
                <text:p>0.23085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20819">
                <text:p>2.20819</text:p>
              </table:table-cell>
              <table:table-cell office:value-type="float" office:value="2.118">
                <text:p>2.11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35998">
                <text:p>2.35998</text:p>
              </table:table-cell>
              <table:table-cell office:value-type="float" office:value="0.0316511">
                <text:p>0.031651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72706">
                <text:p>0.972706</text:p>
              </table:table-cell>
              <table:table-cell office:value-type="float" office:value="3.90141">
                <text:p>3.9014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47436">
                <text:p>0.547436</text:p>
              </table:table-cell>
              <table:table-cell office:value-type="float" office:value="1.84666">
                <text:p>1.8466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95304">
                <text:p>8.95304</text:p>
              </table:table-cell>
              <table:table-cell office:value-type="float" office:value="0.540992">
                <text:p>0.54099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2713">
                <text:p>2.22713</text:p>
              </table:table-cell>
              <table:table-cell office:value-type="float" office:value="0.923099">
                <text:p>0.92309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14218">
                <text:p>0.814218</text:p>
              </table:table-cell>
              <table:table-cell office:value-type="float" office:value="1.16307">
                <text:p>1.1630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0593">
                <text:p>3.30593</text:p>
              </table:table-cell>
              <table:table-cell office:value-type="float" office:value="0.0384571">
                <text:p>0.038457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65949">
                <text:p>4.65949</text:p>
              </table:table-cell>
              <table:table-cell office:value-type="float" office:value="0.120583">
                <text:p>0.12058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34428">
                <text:p>2.34428</text:p>
              </table:table-cell>
              <table:table-cell office:value-type="float" office:value="4.35397">
                <text:p>4.3539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60347">
                <text:p>5.60347</text:p>
              </table:table-cell>
              <table:table-cell office:value-type="float" office:value="1.18704">
                <text:p>1.1870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27397">
                <text:p>1.27397</text:p>
              </table:table-cell>
              <table:table-cell office:value-type="float" office:value="0.372728">
                <text:p>0.37272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42704">
                <text:p>2.42704</text:p>
              </table:table-cell>
              <table:table-cell office:value-type="float" office:value="2.36169">
                <text:p>2.3616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35609">
                <text:p>6.35609</text:p>
              </table:table-cell>
              <table:table-cell office:value-type="float" office:value="0.357911">
                <text:p>0.35791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98546">
                <text:p>1.98546</text:p>
              </table:table-cell>
              <table:table-cell office:value-type="float" office:value="3.59555">
                <text:p>3.5955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0207">
                <text:p>8.0207</text:p>
              </table:table-cell>
              <table:table-cell office:value-type="float" office:value="3.89981">
                <text:p>3.8998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77468">
                <text:p>3.77468</text:p>
              </table:table-cell>
              <table:table-cell office:value-type="float" office:value="1.73025">
                <text:p>1.7302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46128">
                <text:p>3.46128</text:p>
              </table:table-cell>
              <table:table-cell office:value-type="float" office:value="0.810713">
                <text:p>0.81071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45944">
                <text:p>3.45944</text:p>
              </table:table-cell>
              <table:table-cell office:value-type="float" office:value="0.170555">
                <text:p>0.17055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46445">
                <text:p>4.46445</text:p>
              </table:table-cell>
              <table:table-cell office:value-type="float" office:value="5.54195">
                <text:p>5.5419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5919">
                <text:p>1.85919</text:p>
              </table:table-cell>
              <table:table-cell office:value-type="float" office:value="1.153">
                <text:p>1.15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9075">
                <text:p>4.59075</text:p>
              </table:table-cell>
              <table:table-cell office:value-type="float" office:value="5.10147">
                <text:p>5.10147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50084">
                <text:p>3.50084</text:p>
              </table:table-cell>
              <table:table-cell office:value-type="float" office:value="3.06233">
                <text:p>3.0623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27876">
                <text:p>0.727876</text:p>
              </table:table-cell>
              <table:table-cell office:value-type="float" office:value="4.25674">
                <text:p>4.2567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20752">
                <text:p>0.220752</text:p>
              </table:table-cell>
              <table:table-cell office:value-type="float" office:value="3.37234">
                <text:p>3.3723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30989">
                <text:p>0.830989</text:p>
              </table:table-cell>
              <table:table-cell office:value-type="float" office:value="0.0110338">
                <text:p>0.011033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09557">
                <text:p>0.609557</text:p>
              </table:table-cell>
              <table:table-cell office:value-type="float" office:value="0.321288">
                <text:p>0.32128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41695">
                <text:p>8.41695</text:p>
              </table:table-cell>
              <table:table-cell office:value-type="float" office:value="1.20691">
                <text:p>1.2069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28979">
                <text:p>6.28979</text:p>
              </table:table-cell>
              <table:table-cell office:value-type="float" office:value="1.25579">
                <text:p>1.2557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96186">
                <text:p>0.796186</text:p>
              </table:table-cell>
              <table:table-cell office:value-type="float" office:value="11.4053">
                <text:p>11.405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37542">
                <text:p>3.37542</text:p>
              </table:table-cell>
              <table:table-cell office:value-type="float" office:value="0.253121">
                <text:p>0.25312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63072">
                <text:p>0.463072</text:p>
              </table:table-cell>
              <table:table-cell office:value-type="float" office:value="5.87238">
                <text:p>5.8723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57885">
                <text:p>2.57885</text:p>
              </table:table-cell>
              <table:table-cell office:value-type="float" office:value="0.690359">
                <text:p>0.69035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68132">
                <text:p>1.68132</text:p>
              </table:table-cell>
              <table:table-cell office:value-type="float" office:value="3.17313">
                <text:p>3.1731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20995">
                <text:p>3.20995</text:p>
              </table:table-cell>
              <table:table-cell office:value-type="float" office:value="0.707013">
                <text:p>0.70701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98457">
                <text:p>7.98457</text:p>
              </table:table-cell>
              <table:table-cell office:value-type="float" office:value="3.04079">
                <text:p>3.04079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21229">
                <text:p>0.121229</text:p>
              </table:table-cell>
              <table:table-cell office:value-type="float" office:value="0.818648">
                <text:p>0.818648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43105">
                <text:p>7.43105</text:p>
              </table:table-cell>
              <table:table-cell office:value-type="float" office:value="2.72671">
                <text:p>2.72671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94273">
                <text:p>3.94273</text:p>
              </table:table-cell>
              <table:table-cell office:value-type="float" office:value="1.08275">
                <text:p>1.08275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8271">
                <text:p>2.8271</text:p>
              </table:table-cell>
              <table:table-cell office:value-type="float" office:value="1.47344">
                <text:p>1.47344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24173">
                <text:p>6.24173</text:p>
              </table:table-cell>
              <table:table-cell office:value-type="float" office:value="5.86303">
                <text:p>5.86303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18536">
                <text:p>2.18536</text:p>
              </table:table-cell>
              <table:table-cell office:value-type="float" office:value="4.64766">
                <text:p>4.64766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99645">
                <text:p>2.99645</text:p>
              </table:table-cell>
              <table:table-cell office:value-type="float" office:value="0.402802">
                <text:p>0.402802</text:p>
              </table:table-cell>
              <table:table-cell office:value-type="float" office:value="7.815">
                <text:p>7.815</text:p>
              </table:table-cell>
              <table:table-cell office:value-type="float" office:value="5.991">
                <text:p>5.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